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Numbering_20_1"/>
    <style:style style:name="P9" style:family="paragraph" style:parent-style-name="Standard" style:list-style-name="Numbering_20_1"/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 style:parent-style-name="Source_20_Text">
      <style:text-properties style:font-name="Times New Roman"/>
    </style:style>
    <style:style style:name="T4" style:family="text" style:parent-style-name="Source_20_Text">
      <style:text-properties style:font-name="Times New Roman" fo:font-style="italic" style:font-style-asian="italic" style:font-style-complex="italic"/>
    </style:style>
    <style:style style:name="T5" style:family="text" style:parent-style-name="Source_20_Text">
      <style:text-properties style:font-name="Times New Roman"/>
    </style:style>
    <style:style style:name="T6" style:family="text">
      <style:text-properties style:font-name="Times New Roman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eeting Protocol</text:p>
      <text:p text:style-name="P2"/>
      <text:p text:style-name="P2"/>
      <text:p text:style-name="P2"/>
      <text:p text:style-name="P2"/>
      <text:p text:style-name="P3">Meeting Members</text:p>
      <text:p text:style-name="P2"/>
      <text:p text:style-name="P2">Prof. Dr. Kurt Zatloukal</text:p>
      <text:p text:style-name="P2"><text:a xlink:type="simple" xlink:href="mailto:kurz.zatloukal@meduni-graz.at"><text:span text:style-name="T1">kurt.zatloukal@meduni-graz.at</text:span></text:a></text:p>
      <text:p text:style-name="P2"/>
      <text:p text:style-name="P2">Dr. Peter Abuja</text:p>
      <text:p text:style-name="P2"><text:a xlink:type="simple" xlink:href="mailto:peter.abuja@meduni-graz.at"><text:span text:style-name="T1">peter.abuja@meduni-graz.at</text:span></text:a></text:p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4"/>
      <text:p text:style-name="P2">Marc Streit</text:p>
      <text:p text:style-name="P2"><text:a xlink:type="simple" xlink:href="mailto:mstreit@icg.tugraz.at">mstreit@icg.tugraz.at</text:a></text:p>
      <text:p text:style-name="P4"/>
      <text:p text:style-name="P3"/>
      <text:p text:style-name="P3"/>
      <text:p text:style-name="P3"/>
      <text:p text:style-name="P3"/>
      <text:p text:style-name="P3">Place</text:p>
      <text:p text:style-name="P3"/>
      <text:p text:style-name="P5">Pathologie - LKH Graz</text:p>
      <text:p text:style-name="P3"/>
      <text:p text:style-name="P3"/>
      <text:p text:style-name="P3">Date</text:p>
      <text:p text:style-name="P3"/>
      <text:p text:style-name="P2">December 12<text:span text:style-name="T2">th</text:span> , 2006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list text:style-name="Numbering_20_1">
        <text:list-item>
          <text:h text:style-name="P7" text:outline-level="1"><text:span text:style-name="T3">Heatmap</text:span></text:h>
        </text:list-item>
      </text:list>
      <text:p text:style-name="Standard"><text:span text:style-name="T3"/></text:p>
      <text:list text:style-name="Numbering_20_1" text:continue-numbering="true">
        <text:list-item>
          <text:list text:continue-numbering="true">
            <text:list-item>
              <text:p text:style-name="P8"><text:span text:style-name="T3">Dataset from Karl Kashofer can be used in GenView Project</text:span></text:p>
            </text:list-item>
          </text:list>
        </text:list-item>
      </text:list>
      <text:p text:style-name="Text_20_body"><text:span text:style-name="T3"><text:s text:c="5"/><text:tab/>Dataset consists of tumor probes from human tumor in mice and human tumor in humans.</text:span></text:p>
      <text:p text:style-name="Text_20_body"><text:span text:style-name="T3"><text:s text:c="5"/><text:tab/>(-&gt; provides good scenarios for publications)</text:span></text:p>
      <text:list text:style-name="Numbering_20_1" text:continue-numbering="true">
        <text:list-item>
          <text:h text:style-name="Heading_20_1" text:outline-level="1"><text:span text:style-name="T3">Heatmap &lt;-&gt; Pathway Interaction</text:span></text:h>
        </text:list-item>
      </text:list>
      <text:p text:style-name="Standard"/>
      <text:list text:style-name="Numbering_20_1" text:continue-numbering="true">
        <text:list-item>
          <text:list text:continue-numbering="true">
            <text:list-item>
              <text:p text:style-name="P9"><text:span text:style-name="T3">Selection of genes in heatmap</text:span></text:p>
              <text:list>
                <text:list-item>
                  <text:p text:style-name="P9"><text:span text:style-name="T3">Highlight selections in pathway (see concept described in 4.2)</text:span></text:p>
                </text:list-item>
              </text:list>
            </text:list-item>
            <text:list-item>
              <text:p text:style-name="P8"><text:span text:style-name="T3">Propagate neighborhoods also between pathways and heatmap</text:span></text:p>
            </text:list-item>
            <text:list-item>
              <text:p text:style-name="P8"><text:span text:style-name="T3">Reduction of gene data using pathways -&gt; reduced data can then be applied to all </text:span><text:span text:style-name="Source_20_Text"><text:span text:style-name="T3">KEGG pathways (e.g. scrolling the KEGG pathways)</text:span></text:span></text:p>
            </text:list-item>
            <text:list-item>
              <text:p text:style-name="P8"><text:span text:style-name="T3">Panther is a nice tool but information is simplified and abstracted (sometimes too much).</text:span></text:p>
            </text:list-item>
          </text:list>
        </text:list-item>
      </text:list>
      <text:p text:style-name="Text_20_body"><text:span text:style-name="T3"><text:s/><text:tab/>(The PANTHER, Protein ANalysis THrough Evolutionary Relationships [7] ) </text:span></text:p>
      <text:p text:style-name="Text_20_body"><text:span text:style-name="T3"><text:s text:c="2"/><text:tab/>Classification System is a unique resource that classifies genes by their functions)</text:span></text:p>
      <text:list text:style-name="Numbering_20_1" text:continue-numbering="true">
        <text:list-item>
          <text:list text:continue-numbering="true">
            <text:list-item>
              <text:p text:style-name="P8">„Scrolling“ through pathways </text:p>
              <text:list>
                <text:list-item>
                  <text:p text:style-name="P8">Highlight components of pathway in heatmap (see concept described in 4.2)</text:p>
                </text:list-item>
                <text:list-item>
                  <text:p text:style-name="P8">Like in 2.5.1 but with own color for each pathway</text:p>
                </text:list-item>
                <text:list-item>
                  <text:p text:style-name="P8">Render only components of pathways in the heatmap – the rest transparent with frame</text:p>
                </text:list-item>
              </text:list>
            </text:list-item>
            <text:list-item>
              <text:p text:style-name="P8">"Scrolling" through pathways in 3D via "Acordion view" (Concept proposed by Dieter)</text:p>
            </text:list-item>
          </text:list>
        </text:list-item>
        <text:list-item>
          <text:h text:style-name="Heading_20_1" text:outline-level="1"><text:span text:style-name="T3">Pathways</text:span></text:h>
          <text:list>
            <text:list-item>
              <text:p text:style-name="P9">Radial Graph Layout in 2 ½ D <text:s/></text:p>
            </text:list-item>
            <text:list-item>
              <text:p text:style-name="P9">Depth search with arbitrary depth (i.e. neighborhood visualization)</text:p>
            </text:list-item>
            <text:list-item>
              <text:p text:style-name="P9">Depth search from nodes in pathway via directed edges</text:p>
              <text:list>
                <text:list-item>
                  <text:p text:style-name="P9">forward in direction of edges</text:p>
                </text:list-item>
                <text:list-item>
                  <text:p text:style-name="P9">backwards against direction of edges</text:p>
                </text:list-item>
              </text:list>
            </text:list-item>
            <text:list-item>
              <text:p text:style-name="P9">Kirchhoff's circuit laws [1][2] (Elektrotechnik)</text:p>
              <text:list>
                <text:list-item>
                  <text:p text:style-name="P9">Consider node throughput</text:p>
                </text:list-item>
                <text:list-item>
                  <text:p text:style-name="P9">Consider Kirchhoff's loop rule (Maschenregel)</text:p>
                </text:list-item>
              </text:list>
            </text:list-item>
            <text:list-item>
              <text:p text:style-name="P9">Continuity equation [3][4] (Strömungslehre)</text:p>
              <text:p text:style-name="P9"><text:s text:c="2"/>Is energy balance possible?</text:p>
            </text:list-item>
            <text:list-item>
              <text:p text:style-name="P9">Bernoulli's Energy Equation [5][6] </text:p>
            </text:list-item>
            <text:list-item>
              <text:p text:style-name="P9">sklenfreie Netzwerke (Barabasi) [8]</text:p>
            </text:list-item>
            <text:list-item>
              <text:p text:style-name="P9">Construction of simplified pathways without metabolites (i.e. „semantic zoom“)</text:p>
            </text:list-item>
            <text:list-item>
              <text:p text:style-name="P8"><text:span text:style-name="T3">Layered pathway view: Show same pathway several times, but for different patient data.</text:span></text:p>
              <text:p text:style-name="P8"><text:span text:style-name="T3">e.g. 1 Pathway + 3 Patient data =&gt; 3 Planes with pathways in 3D (incl. activation visualization from heatmap (2½D view))<text:line-break/><text:line-break/><text:line-break/></text:span></text:p>
            </text:list-item>
            <text:list-item>
              <text:p text:style-name="P8"><text:span text:style-name="T3">User Interface: List of pathways</text:span></text:p>
              <text:list>
                <text:list-item>
                  <text:p text:style-name="P8"><text:span text:style-name="T3">currently selected pathways based on neighborhood visualization of enzymes and metabolites</text:span></text:p>
                </text:list-item>
                <text:list-item>
                  <text:p text:style-name="P8"><text:span text:style-name="T3">currently selected pathway based on heatmap selection</text:span></text:p>
                </text:list-item>
                <text:list-item>
                  <text:p text:style-name="P8"><text:span text:style-name="T3">arbitrary arranged list of pathways</text:span></text:p>
                </text:list-item>
              </text:list>
            </text:list-item>
            <text:list-item>
              <text:p text:style-name="P8"><text:span text:style-name="T3">Editable graphs with meta knowledge</text:span></text:p>
            </text:list-item>
            <text:list-item>
              <text:p text:style-name="P8"><text:span text:style-name="T3">Special (simple) handbuild pathways (2D)</text:span></text:p>
            </text:list-item>
            <text:list-item>
              <text:p text:style-name="P8"><text:span text:style-name="T3">Showing protein regulation in pathways (extracted from gene expression data)</text:span></text:p>
            </text:list-item>
            <text:list-item>
              <text:p text:style-name="P8"><text:span text:style-name="T3">Pathway connections to external pathways are very interesting </text:span></text:p>
              <text:p text:style-name="P8"><text:span text:style-name="T3"><text:s text:c="4"/>(Note: in XML already contained)</text:span></text:p>
            </text:list-item>
            <text:list-item>
              <text:p text:style-name="P8"><text:span text:style-name="T3">Cofactors are important but later on in the project relevant</text:span></text:p>
            </text:list-item>
            <text:list-item>
              <text:p text:style-name="P8"><text:span text:style-name="T3">Contacting KEGG: Presenting our tool keeps potential.</text:span></text:p>
            </text:list-item>
          </text:list>
        </text:list-item>
      </text:list>
      <text:p text:style-name="Standard"><text:span text:style-name="T3"><text:tab/> <text:s/>To be present in the KEGG community and to submitt a useful application could </text:span></text:p>
      <text:list text:style-name="Numbering_20_1" text:continue-numbering="true">
        <text:list-item>
          <text:list text:continue-numbering="true">
            <text:list-header>
              <text:p text:style-name="P8"><text:span text:style-name="T3"><text:s text:c="2"/><text:tab/> <text:s/>increase the visibilty of the Graz BioInformatics group. </text:span></text:p>
            </text:list-header>
            <text:list-item>
              <text:p text:style-name="P8"><text:span text:style-name="T3">Petri-Nets could be useful <text:s text:c="4"/></text:span></text:p>
            </text:list-item>
          </text:list>
        </text:list-item>
        <text:list-item>
          <text:h text:style-name="Heading_20_1" text:outline-level="1"><text:span text:style-name="T3">Concepts</text:span></text:h>
        </text:list-item>
      </text:list>
      <text:p text:style-name="User_20_Index_20_1"><text:span text:style-name="T3"/></text:p>
      <text:list text:style-name="Numbering_20_1" text:continue-numbering="true">
        <text:list-item>
          <text:list text:continue-numbering="true">
            <text:list-item>
              <text:p text:style-name="P8"><text:span text:style-name="T3">Consistent color coding in heatmap and pathways</text:span></text:p>
            </text:list-item>
            <text:list-item>
              <text:p text:style-name="P8"><text:s/>Linking:</text:p>
              <text:list>
                <text:list-item>
                  <text:p text:style-name="P8">Heatmap ==&gt; Pathway</text:p>
                  <text:list>
                    <text:list-item>
                      <text:p text:style-name="P9">Heatmap =&gt; Selection linked with Pathway</text:p>
                    </text:list-item>
                  </text:list>
                </text:list-item>
                <text:list-item>
                  <text:p text:style-name="P9">Pathway ==&gt; Heatmap</text:p>
                  <text:list>
                    <text:list-item>
                      <text:p text:style-name="P9">Pathway =&gt; Selection highlighted in Heatmap</text:p>
                    </text:list-item>
                    <text:list-item>
                      <text:p text:style-name="P9">Whole pathway =&gt; Highlight only these genes</text:p>
                    </text:list-item>
                  </text:list>
                </text:list-item>
              </text:list>
            </text:list-item>
            <text:list-item>
              <text:p text:style-name="P9">Slider</text:p>
              <text:list>
                <text:list-item>
                  <text:p text:style-name="P9">Slider for lower bound and upper bound</text:p>
                </text:list-item>
                <text:list-item>
                  <text:p text:style-name="P9"><text:span text:style-name="T3">Lower and upper bound sliders should be represented by one single slider widget</text:span></text:p>
                </text:list-item>
                <text:list-item>
                  <text:p text:style-name="P9"><text:span text:style-name="T3">Possibly connected to MIDI device</text:span></text:p>
                </text:list-item>
              </text:list>
            </text:list-item>
          </text:list>
        </text:list-item>
        <text:list-item>
          <text:h text:style-name="Heading_20_1" text:outline-level="1"><text:span text:style-name="T3">Contacts</text:span></text:h>
        </text:list-item>
      </text:list>
      <text:p text:style-name="Standard"/>
      <text:list text:style-name="L1">
        <text:list-item>
          <text:p text:style-name="P10">Berlin, <text:span text:style-name="T3">Max-Planck Institute of Molecular Genetics </text:span></text:p>
        </text:list-item>
      </text:list>
      <text:p text:style-name="Standard"><text:span text:style-name="T3"><text:tab/></text:span><text:span text:style-name="T4">Hans Lehrach, Ralf Herwig </text:span><text:span text:style-name="T3">(</text:span><text:span text:style-name="Source_20_Text"><text:span text:style-name="T3">http://www.molgen.mpg.de/~lh_bioinf/team/)</text:span></text:span></text:p>
      <text:p text:style-name="Standard"><text:span text:style-name="T3"><text:tab/><text:tab/></text:span></text:p>
      <text:list text:style-name="L2">
        <text:list-item>
          <text:p text:style-name="P11">Proteonics: Protein - Protein Interaction</text:p>
        </text:list-item>
      </text:list>
      <text:p text:style-name="Standard"><text:span text:style-name="T3"><text:tab/></text:span><text:span text:style-name="T4">Erich Wanker, </text:span><text:span text:style-name="T3">Berlin, Max-Delbrück-Center (</text:span><text:a xlink:type="simple" xlink:href="http://www.mdc-berlin.de/"><text:span text:style-name="T5">http://www.mdc-berlin.de/</text:span></text:a><text:span text:style-name="T3">) </text:span></text:p>
      <text:p text:style-name="Standard"><text:s text:c="7"/></text:p>
      <text:list text:style-name="L3">
        <text:list-item>
          <text:p text:style-name="P12">LKH Graz:</text:p>
        </text:list-item>
      </text:list>
      <text:p text:style-name="Standard"><text:span text:style-name="T3"><text:tab/></text:span><text:span text:style-name="T4">Karl Kashofer</text:span><text:span text:style-name="T3">, Investigates Heatmap Pathway connection</text:span></text:p>
      <text:p text:style-name="Standard"><text:span text:style-name="T3"/></text:p>
      <text:p text:style-name="P13"><text:span text:style-name="T3"/></text:p>
      <text:list text:style-name="Numbering_20_1" text:continue-numbering="true">
        <text:list-item>
          <text:h text:style-name="Heading_20_1" text:outline-level="1"><text:span text:style-name="T3">Next Meetings</text:span></text:h>
        </text:list-item>
      </text:list>
      <text:p text:style-name="Text_20_body"/>
      <text:p text:style-name="Standard"><text:s/>Thursday 14<text:span text:style-name="T2">th</text:span> of Dec. 2006 <text:s text:c="2"/><text:tab/>09:00 Meeting with Karl Kashofer, Pathology 1<text:span text:style-name="T2">st</text:span> <text:s/>Floor</text:p>
      <text:p text:style-name="Standard"><text:s/>Thursday 14<text:span text:style-name="T2">th</text:span> of Dec. 2006 <text:s/><text:tab/><text:tab/>10:00 Meeting with Karl Kashofer &amp; Kurt Zatloukal</text:p>
      <text:p text:style-name="Standard"><text:s text:c="2"/></text:p>
      <text:p text:style-name="Standard"><text:s/>Tuesday 19<text:span text:style-name="T2">th</text:span> <text:s/>of Dec. 2006 <text:s/><text:tab/><text:tab/>9:00- 9:30 <text:s/>Prof. Bartsch meets Prof. Trajanoski</text:p>
      <text:p text:style-name="Standard"><text:s/>Tuesday 19<text:span text:style-name="T2">th</text:span> <text:s/>of Dec. 2006 <text:s/><text:tab/><text:tab/>9:30-11:00 Prof. Bartsch, Meeting with Makus Grabner (ICG) </text:p>
      <text:p text:style-name="Standard"><text:s text:c="2"/></text:p>
      <text:p text:style-name="Standard">Wednesday 31<text:span text:style-name="T2">st</text:span> of January 2007 <text:s/><text:tab/>Prof Zatloukal travels to Innsbruck, Meeting with </text:p>
      <text:p text:style-name="Standard"><text:tab/><text:tab/><text:tab/><text:tab/><text:tab/>Prof. Bartsch?</text:p>
      <text:list text:style-name="Numbering_20_1" text:continue-numbering="true">
        <text:list-item>
          <text:h text:style-name="Heading_20_1" text:outline-level="1"><text:span text:style-name="T3">References</text:span></text:h>
        </text:list-item>
      </text:list>
      <text:p text:style-name="Standard"/>
      <text:p text:style-name="Standard"><text:s/>[1] http://de.wikipedia.org/wiki/Kirchhoffsche_Regeln </text:p>
      <text:p text:style-name="Standard"><text:s/>[2] http://en.wikipedia.org/wiki/Kirchhoff's_circuit_laws</text:p>
      <text:p text:style-name="Standard"/>
      <text:p text:style-name="Standard"><text:s/>[3] http://de.wikipedia.org/wiki/Kontinuit%C3%A4tsgleichung</text:p>
      <text:p text:style-name="Standard"><text:s/>[4] http://en.wikipedia.org/wiki/Continuity_equation</text:p>
      <text:p text:style-name="Standard"><text:s/></text:p>
      <text:p text:style-name="Standard"><text:s/>[5] http://de.wikipedia.org/wiki/Bernoullische_Energiegleichung</text:p>
      <text:p text:style-name="Standard"><text:s/>[6] http//en.wikipedia.org/wiki/Bernoulli%27s_equation</text:p>
      <text:p text:style-name="Standard"/>
      <text:p text:style-name="Standard"><text:s/>[7] http://www.pantherdb.org/tools/</text:p>
      <text:p text:style-name="P14"/>
      <text:p text:style-name="Standard"><text:span text:style-name="T6"><text:s/>[8] </text:span>Albert-László Barabási, „Skalenfreien Netzwerke“,</text:p>
      <text:p text:style-name="P14"><text:tab/>http://de.wikipedia.org/wiki/Albert-L%C3%A1szl%C3%B3_Barab%C3%A1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User_20_Index_20_1" style:list-style-name="Numbering_20_1" style:class="text" style:master-page-name="" style:default-outline-level="1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User_20_Index_20_1" style:list-style-name="Numbering_20_2" style:class="text" style:master-page-name="" style:default-outline-level="2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igur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1" style:family="text">
      <style:text-properties style:font-name="Arial Rounded MT Bold" fo:font-size="9pt" style:font-size-asian="9pt" style:font-size-complex="9pt"/>
    </style:style>
    <style:style style:name="T2" style:family="text">
      <style:text-properties style:text-position="super 58%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Meeting Protocol LKH</text:span><text:tab/>- <text:page-number text:select-page="current">4</text:page-number> -<text:tab/>12<text:span text:style-name="T2">th</text:span> of December 2006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chael Kalkusch</meta:initial-creator>
    <meta:creation-date>2006-08-17T14:07:30</meta:creation-date>
    <dc:creator>Michael Kalkusch</dc:creator>
    <dc:date>2006-12-20T15:26:52</dc:date>
    <meta:printed-by>Michael Kalkusch</meta:printed-by>
    <meta:print-date>2006-09-20T08:50:08</meta:print-date>
    <dc:language>de-AT</dc:language>
    <meta:editing-cycles>55</meta:editing-cycles>
    <meta:editing-duration>P1DT3H9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3" meta:word-count="638" meta:character-count="4559"/>
  </office:meta>
</office:document-meta>
</file>